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Generator.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Generator.start( String name , AttributesImpl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Generator.e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Generato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Generato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Generator.generate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RequestGenerator.parse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Generator.data( String data , String container_encoding , String form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Generator.attribute( AttributesImpl attr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